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81351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30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31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normal" officeooo:rsid="0015f06d" officeooo:paragraph-rsid="0052e892" style:font-weight-asian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style:font-weight-asian="bold" style:font-weight-complex="bold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54710a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officeooo:rsid="00511f42" style:font-weight-asian="bold" style:font-weight-complex="bold"/>
    </style:style>
    <style:style style:name="T14" style:family="text">
      <style:text-properties fo:font-weight="bold" officeooo:rsid="0052e892" style:font-weight-asian="bold" style:font-weight-complex="bold"/>
    </style:style>
    <style:style style:name="T15" style:family="text">
      <style:text-properties fo:font-weight="bold" officeooo:rsid="0015f06d" style:font-weight-asian="bold" style:font-weight-complex="bold"/>
    </style:style>
    <style:style style:name="T16" style:family="text">
      <style:text-properties fo:font-weight="bold" officeooo:rsid="001db45d" style:font-weight-asian="bold" style:font-weight-complex="bold"/>
    </style:style>
    <style:style style:name="T17" style:family="text">
      <style:text-properties fo:font-weight="bold" officeooo:rsid="0055f116" style:font-weight-asian="bold" style:font-weight-complex="bold"/>
    </style:style>
    <style:style style:name="T18" style:family="text">
      <style:text-properties fo:font-weight="bold" officeooo:rsid="005747a8" style:font-weight-asian="bold" style:font-weight-complex="bold"/>
    </style:style>
    <style:style style:name="T19" style:family="text">
      <style:text-properties fo:font-weight="bold" officeooo:rsid="00581351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officeooo:rsid="00215f24" fo:background-color="transparent" loext:char-shading-value="0" style:font-weight-asian="bold" style:font-weight-complex="bold"/>
    </style:style>
    <style:style style:name="T22" style:family="text">
      <style:text-properties fo:font-weight="bold" officeooo:rsid="0021c74e" fo:background-color="transparent" loext:char-shading-value="0" style:font-weight-asian="bold" style:font-weight-complex="bold"/>
    </style:style>
    <style:style style:name="T23" style:family="text">
      <style:text-properties fo:font-weight="bold" officeooo:rsid="00231850" fo:background-color="transparent" loext:char-shading-value="0" style:font-weight-asian="bold" style:font-weight-complex="bold"/>
    </style:style>
    <style:style style:name="T24" style:family="text">
      <style:text-properties fo:font-weight="bold" officeooo:rsid="0023c944" fo:background-color="transparent" loext:char-shading-value="0" style:font-weight-asian="bold" style:font-weight-complex="bold"/>
    </style:style>
    <style:style style:name="T25" style:family="text">
      <style:text-properties fo:font-weight="bold" officeooo:rsid="0030820d" fo:background-color="transparent" loext:char-shading-value="0" style:font-weight-asian="bold" style:font-weight-complex="bold"/>
    </style:style>
    <style:style style:name="T26" style:family="text">
      <style:text-properties fo:font-weight="bold" officeooo:rsid="004044b3" fo:background-color="transparent" loext:char-shading-value="0" style:font-weight-asian="bold" style:font-weight-complex="bold"/>
    </style:style>
    <style:style style:name="T27" style:family="text">
      <style:text-properties fo:font-weight="bold" officeooo:rsid="0041b37a" fo:background-color="transparent" loext:char-shading-value="0" style:font-weight-asian="bold" style:font-weight-complex="bold"/>
    </style:style>
    <style:style style:name="T28" style:family="text">
      <style:text-properties fo:font-weight="bold" fo:background-color="#fff200" loext:char-shading-value="0" style:font-weight-asian="bold" style:font-weight-complex="bold"/>
    </style:style>
    <style:style style:name="T29" style:family="text">
      <style:text-properties fo:font-weight="bold" officeooo:rsid="00511f42" fo:background-color="#fff200" loext:char-shading-value="0" style:font-weight-asian="bold" style:font-weight-complex="bold"/>
    </style:style>
    <style:style style:name="T30" style:family="text">
      <style:text-properties fo:font-weight="bold" officeooo:rsid="00511f42" fo:background-color="#fff200" loext:char-shading-value="0" style:font-weight-asian="bold" style:font-weight-complex="bold"/>
    </style:style>
    <style:style style:name="T31" style:family="text">
      <style:text-properties fo:font-weight="bold" fo:background-color="#fff200" loext:char-shading-value="0" style:font-weight-asian="bold" style:font-weight-complex="bold"/>
    </style:style>
    <style:style style:name="T32" style:family="text">
      <style:text-properties officeooo:rsid="001fe094"/>
    </style:style>
    <style:style style:name="T33" style:family="text">
      <style:text-properties officeooo:rsid="00215f24"/>
    </style:style>
    <style:style style:name="T34" style:family="text">
      <style:text-properties officeooo:rsid="00231850"/>
    </style:style>
    <style:style style:name="T35" style:family="text">
      <style:text-properties officeooo:rsid="0023c944"/>
    </style:style>
    <style:style style:name="T36" style:family="text">
      <style:text-properties officeooo:rsid="00261bc4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29024f"/>
    </style:style>
    <style:style style:name="T39" style:family="text">
      <style:text-properties officeooo:rsid="00293b7b"/>
    </style:style>
    <style:style style:name="T40" style:family="text">
      <style:text-properties officeooo:rsid="0031755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43ba6" style:font-weight-asian="normal" style:font-weight-complex="normal"/>
    </style:style>
    <style:style style:name="T43" style:family="text">
      <style:text-properties fo:font-weight="normal" officeooo:rsid="0033ecfe" style:font-weight-asian="normal" style:font-weight-complex="normal"/>
    </style:style>
    <style:style style:name="T44" style:family="text">
      <style:text-properties fo:font-weight="normal" officeooo:rsid="0038a590" style:font-weight-asian="normal" style:font-weight-complex="normal"/>
    </style:style>
    <style:style style:name="T45" style:family="text">
      <style:text-properties fo:font-weight="normal" officeooo:rsid="004d438c" style:font-weight-asian="normal" style:font-weight-complex="normal"/>
    </style:style>
    <style:style style:name="T46" style:family="text">
      <style:text-properties officeooo:rsid="00343ba6"/>
    </style:style>
    <style:style style:name="T47" style:family="text">
      <style:text-properties officeooo:rsid="0038a590"/>
    </style:style>
    <style:style style:name="T48" style:family="text">
      <style:text-properties fo:background-color="#ff0000" loext:char-shading-value="0"/>
    </style:style>
    <style:style style:name="T49" style:family="text">
      <style:text-properties officeooo:rsid="00445c1e"/>
    </style:style>
    <style:style style:name="T50" style:family="text">
      <style:text-properties officeooo:rsid="00493408"/>
    </style:style>
    <style:style style:name="T51" style:family="text">
      <style:text-properties officeooo:rsid="00511f42"/>
    </style:style>
    <style:style style:name="T52" style:family="text">
      <style:text-properties officeooo:rsid="0052e892"/>
    </style:style>
    <style:style style:name="T53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55" style:family="text">
      <style:text-properties style:font-name="Comic Sans MS" fo:font-weight="bold" officeooo:rsid="0015f06d" style:font-weight-asian="bold" style:font-weight-complex="bold"/>
    </style:style>
    <style:style style:name="T56" style:family="text">
      <style:text-properties style:font-name="Comic Sans MS" fo:font-weight="bold" officeooo:rsid="001db45d" style:font-weight-asian="bold" style:font-weight-complex="bold"/>
    </style:style>
    <style:style style:name="T57" style:family="text">
      <style:text-properties style:font-name="Comic Sans MS" fo:font-weight="bold" officeooo:rsid="004ee86b" style:font-weight-asian="bold" style:font-weight-complex="bold"/>
    </style:style>
    <style:style style:name="T58" style:family="text">
      <style:text-properties style:font-name="Comic Sans MS" fo:font-weight="bold" officeooo:rsid="0052e892" style:font-weight-asian="bold" style:font-weight-complex="bold"/>
    </style:style>
    <style:style style:name="T59" style:family="text">
      <style:text-properties style:font-name="Comic Sans MS" fo:font-weight="bold" officeooo:rsid="00222d25" style:font-weight-asian="bold" style:font-weight-complex="bold"/>
    </style:style>
    <style:style style:name="T60" style:family="text">
      <style:text-properties style:font-name="Comic Sans MS" officeooo:rsid="0015f06d"/>
    </style:style>
    <style:style style:name="T61" style:family="text">
      <style:text-properties style:font-name="Comic Sans MS" officeooo:rsid="001db45d"/>
    </style:style>
    <style:style style:name="T62" style:family="text">
      <style:text-properties style:font-name="Comic Sans MS" officeooo:rsid="003c8903"/>
    </style:style>
    <style:style style:name="T63" style:family="text">
      <style:text-properties style:font-name="Comic Sans MS" fo:font-weight="normal" officeooo:rsid="004ee86b" style:font-weight-asian="normal" style:font-weight-complex="normal"/>
    </style:style>
    <style:style style:name="T64" style:family="text">
      <style:text-properties style:font-name="Comic Sans MS" officeooo:rsid="001f8fad"/>
    </style:style>
    <style:style style:name="T65" style:family="text">
      <style:text-properties officeooo:rsid="001f8fad"/>
    </style:style>
    <style:style style:name="T66" style:family="text">
      <style:text-properties officeooo:rsid="0015f06d"/>
    </style:style>
    <style:style style:name="T67" style:family="text">
      <style:text-properties officeooo:rsid="0055f116"/>
    </style:style>
    <style:style style:name="T68" style:family="text">
      <style:text-properties officeooo:rsid="005747a8"/>
    </style:style>
    <style:style style:name="T69" style:family="text">
      <style:text-properties officeooo:rsid="00581351"/>
    </style:style>
    <style:style style:name="T70" style:family="text">
      <style:text-properties officeooo:rsid="00599a10"/>
    </style:style>
    <style:style style:name="T71" style:family="text">
      <style:text-properties fo:background-color="#fff200" loext:char-shading-value="0"/>
    </style:style>
    <style:style style:name="T72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ogicaAlgoritmoJavaScript</text:p>
      <text:p text:style-name="P21"><text:span text:style-name="T2">$</text:span><text:span text:style-name="T1">npm install readline-sync</text:span> →<text:span text:style-name="T38"> para o terminal aceitar input no node.js</text:span></text:p>
      <text:p text:style-name="P16">COMANDOS DE ENTRADA/SAÍDA E VARIÁVEIS</text:p>
      <text:p text:style-name="P10"><text:span text:style-name="T1">ex001 </text:span><text:span text:style-name="T41">→ MENSAGEM: Desenvolva um programa que pergunte qual </text:span><text:span text:style-name="T45">é</text:span><text:span text:style-name="T41"> o nome do usuário e no final mostre uma mensagem com o nome do usuário que foi digitado. Use o comando de entra e saída “console.log”.</text:span></text:p>
      <text:p text:style-name="P10"><text:span text:style-name="T1">ex002 </text:span><text:span text:style-name="T41">→ SOMA: Desenvola um programa que solicite ao usuário digitar dois números e no final apresente o resultado da soma entre os dois números.</text:span></text:p>
      <text:p text:style-name="P10"><text:span text:style-name="T1">ex003</text:span><text:span text:style-name="T41"> → MEDIA: Desenvola um programa que solicite ao usuário digitar dois números e no final apresente o resultado da média entre os dois números.</text:span></text:p>
      <text:p text:style-name="P16">OPERADORES LÓGICOS</text:p>
      <text:p text:style-name="P10"><text:span text:style-name="T1">ex004 </text:span><text:span text:style-name="T41">→ TESTE DOS TRIANGULOS: Desenvolva um programa que solicite ao usuário digitar o valor de três lados de uma forma geométrica. </text:span><text:span text:style-name="T42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17"><text:span text:style-name="T46">E</text:span>XERCÍCIOS DA <text:s/>CREUZA</text:p>
      <text:p text:style-name="P11"><text:span text:style-name="T1">ex005</text:span><text:span text:style-name="T41"> → IDADE DE CREUZA: Creuza está fazendo aniversário, mas não sabe quantas velas colocar no bolo. Ela sabe apenas o ano do seu nascimento. Ajude Creuza a solucionar este problema.</text:span></text:p>
      <text:p text:style-name="P11"><text:span text:style-name="T1">ex006 </text:span><text:span text:style-name="T41">→ DÓLARES DA CREUZA: Creuza vai viajar para os Estados Unidos e quer saber quanto vai levar em dólares. Ajude ela a descobrir quanto vai levar.</text:span></text:p>
      <text:p text:style-name="P12"><text:span text:style-name="T1">ex007 </text:span><text:span text:style-name="T41">→ </text:span><text:span text:style-name="T43">TEMPERATURA DA CREUZA: </text:span><text:span text:style-name="T41">Creuza chegou nos EUA olhou para o termômetro e viu 100 graus Fahrenheit, mas ela quer saber quanto é esta temperatura em Graus Celsius. Ajude Creuza.</text:span></text:p>
      <text:p text:style-name="P12"><text:span text:style-name="T1">ex008 </text:span><text:span text:style-name="T41">→ IMPOSTO DA CREUZA: Creuza Comprou muita muamba e quer saber quanto vai pagar de imposto.</text:span></text:p>
      <text:p text:style-name="P12"><text:span text:style-name="T6">ex009 </text:span><text:span text:style-name="T44">→ </text:span><text:span text:style-name="T41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18">ESTRUTURAS CONDICIONAIS <text:span text:style-name="T47">SIMPLES</text:span></text:p>
      <text:p text:style-name="P22"><text:span text:style-name="T1">ex010 </text:span>→ CALCULO IDADE: Desenvolva um programa em que o usuário digite o ano de nascimento e o programa mostre a idade do usuário e uma mensagem informando se ele já atingiu a maioridade.</text:p>
      <text:p text:style-name="P32">ESTRUTURAS CONDICIONAIS <text:span text:style-name="T51">COMPOSTA</text:span></text:p>
      <text:p text:style-name="P22"><text:span text:style-name="T1">ex01</text:span><text:span text:style-name="T13">1</text:span> → PAR OU ÍMPAR: Desenvolva um programa que o usuário digite um valor e o programa informe se aquele valor é par ou ímpar.</text:p>
      <text:p text:style-name="P22"><text:span text:style-name="T31">ex0</text:span><text:span text:style-name="T30">12</text:span><text:span text:style-name="T72"> → CÁLCULO IMC:</text:span> Desenvolva um programa em que o usuário digite o seu peso e altura e o programa informe o IMC do usuário e se ele está dentro do peso ideal ou fora do peso ideal. Dica: faixa de peso ideal entre 18.5 e 25.</text:p>
      <text:p text:style-name="P22"><text:span text:style-name="T1">ex01</text:span><text:span text:style-name="T14">3</text:span><text:span text:style-name="T1"> </text:span>→ APTO CARTEIRA: Desenvolva um programa em que o usuário digite o seu ano de nascimento e o programa informe se o usuário está apto ou inapto a tirar a carteira de trânsito. Considerando apto o usuário maior de idade.</text:p>
      <text:p text:style-name="P23"><text:soft-page-break/><text:span text:style-name="T1">ex0</text:span><text:span text:style-name="T14">14</text:span> → ALUNO APROVADO REPROVADO: Desenvolva um programa em que o usuário digite duas notas e o mostre a média das notas e se o aluno está aprovado ou reprovado. Considerando aprovado o aluno com média maior igual a sete.</text:p>
      <text:p text:style-name="P34"><text:span text:style-name="T53">ESTRUTURAS CONDICIONAIS </text:span><text:span text:style-name="T54">COMPOSTAS ANINHADAS</text:span></text:p>
      <text:p text:style-name="P28"><text:span text:style-name="T57">ex0</text:span><text:span text:style-name="T58">15</text:span><text:span text:style-name="T63"> → ALUNO APROVADO REPROVADO: Desenvolva um programa em que o usuário digite duas notas e o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28"><text:span text:style-name="T55">ex0</text:span><text:span text:style-name="T58">16</text:span><text:span text:style-name="T55"> </text:span><text:span text:style-name="T60">→ CÁLCULO IMC: </text:span><text:span text:style-name="T61">Desenvolva </text:span><text:span text:style-name="T60">um programa que leia o peso e a estatura de uma pessoa, determine o seu IMC e classifique de acordo com a </text:span><text:span text:style-name="T62">tabela</text:span><text:span text:style-name="T60">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8">IMC</text:p>
          </table:table-cell>
          <table:covered-table-cell/>
        </table:table-row>
        <table:table-row>
          <table:table-cell table:style-name="Tabela1.A2" office:value-type="string">
            <text:p text:style-name="P39">Menor que 17</text:p>
          </table:table-cell>
          <table:table-cell table:style-name="Tabela1.B2" office:value-type="string">
            <text:p text:style-name="P39">MUITO ABAIXO DO PESO</text:p>
          </table:table-cell>
        </table:table-row>
        <table:table-row>
          <table:table-cell table:style-name="Tabela1.A2" office:value-type="string">
            <text:p text:style-name="P39">Maior igual a 17 e menor que 18.5</text:p>
          </table:table-cell>
          <table:table-cell table:style-name="Tabela1.B2" office:value-type="string">
            <text:p text:style-name="P39">ABAIXO DO PESO</text:p>
          </table:table-cell>
        </table:table-row>
        <table:table-row>
          <table:table-cell table:style-name="Tabela1.A2" office:value-type="string">
            <text:p text:style-name="P39">Maior igual a 18.5 e menor que 25</text:p>
          </table:table-cell>
          <table:table-cell table:style-name="Tabela1.B2" office:value-type="string">
            <text:p text:style-name="P39">PESO IDEAL</text:p>
          </table:table-cell>
        </table:table-row>
        <table:table-row>
          <table:table-cell table:style-name="Tabela1.A2" office:value-type="string">
            <text:p text:style-name="P39">Maior igual a 25 e menor que 30</text:p>
          </table:table-cell>
          <table:table-cell table:style-name="Tabela1.B2" office:value-type="string">
            <text:p text:style-name="P39">SOBREPESO</text:p>
          </table:table-cell>
        </table:table-row>
        <table:table-row>
          <table:table-cell table:style-name="Tabela1.A2" office:value-type="string">
            <text:p text:style-name="P39">Maior igual a 30 e menor que 35</text:p>
          </table:table-cell>
          <table:table-cell table:style-name="Tabela1.B2" office:value-type="string">
            <text:p text:style-name="P39">OBESIDADE</text:p>
          </table:table-cell>
        </table:table-row>
        <table:table-row>
          <table:table-cell table:style-name="Tabela1.A2" office:value-type="string">
            <text:p text:style-name="P39">Maior igual a 35 e menor que 40</text:p>
          </table:table-cell>
          <table:table-cell table:style-name="Tabela1.B2" office:value-type="string">
            <text:p text:style-name="P39">OBESIDADE SEVERA</text:p>
          </table:table-cell>
        </table:table-row>
        <table:table-row>
          <table:table-cell table:style-name="Tabela1.A2" office:value-type="string">
            <text:p text:style-name="P39">Maior igual a 40</text:p>
          </table:table-cell>
          <table:table-cell table:style-name="Tabela1.B2" office:value-type="string">
            <text:p text:style-name="P39">OBESIDADE MORBIDA</text:p>
          </table:table-cell>
        </table:table-row>
      </table:table>
      <text:p text:style-name="P33"><text:span text:style-name="T1"/></text:p>
      <text:p text:style-name="P24"><text:span text:style-name="T1">ex0</text:span><text:span text:style-name="T14">17</text:span> → DEPENDENTES FUNCIONÁ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24"><text:span text:style-name="T1">ex0</text:span><text:span text:style-name="T14">18</text:span> → APROVEITAMENTO DE UM ALUNO: Desenvolva 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for maior ou igual a um, aproveitamento E; e se a nota for menor do que um, aproveitamento F.</text:p>
      <text:p text:style-name="P24"><text:span text:style-name="T1">ex0</text:span><text:span text:style-name="T14">19</text:span> → BANGU x MADUREIRA: Desenvolva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35">ESTRUTURAS DE ESCOLHA CASO</text:p>
      <text:p text:style-name="P29"><text:span text:style-name="T55">ex0</text:span><text:span text:style-name="T56">2</text:span><text:span text:style-name="T58">0</text:span><text:span text:style-name="T55"> </text:span><text:span text:style-name="T60">→ CRIAN</text:span><text:span text:style-name="T64">Ç</text:span><text:span text:style-name="T60">A ESPERAN</text:span><text:span text:style-name="T64">Ç</text:span><text:span text:style-name="T60">A: </text:span><text:span text:style-name="T61">Desenvolva </text:span><text:span text:style-name="T60">um programa </text:span><text:span text:style-name="T64">em </text:span><text:span text:style-name="T60">que </text:span><text:span text:style-name="T64">o usuário escolha quanto será a sua doação e no final o programa apresente uma mensagem de quanto foi a doação. Dica de página inicial: </text:span></text:p>
      <text:p text:style-name="P30">"Muito Obrigado por ajudar "</text:p>
      <text:p text:style-name="P31">"[1] para doar R$10 "</text:p>
      <text:p text:style-name="P31">"[2] para doar R$25 "</text:p>
      <text:p text:style-name="P31"><text:soft-page-break/>"[3] para doas R$50 "</text:p>
      <text:p text:style-name="P31">"[4] para doar outros valores "</text:p>
      <text:p text:style-name="P31">"[5] para cancelar "</text:p>
      <text:p text:style-name="P36">Caso o usuário escolha “outros valores” o programa deverá informa no final quanto foi esse valor, conforme o valor inserido pelo usuário.</text:p>
      <text:p text:style-name="P37"><text:span text:style-name="T65">ESTRUTURAS DE REPETIÇÃO “while”</text:span></text:p>
      <text:p text:style-name="P25"><text:span text:style-name="T15">ex0</text:span><text:span text:style-name="T16">2</text:span><text:span text:style-name="T17">1</text:span><text:span text:style-name="T15"> </text:span><text:span text:style-name="T66">→ </text:span>CONTE ATÉ 10: Desenvolva um programa que conte de 0 até 10. Use a estrutura de repetição “<text:span text:style-name="T67">while</text:span>”.</text:p>
      <text:p text:style-name="P25"><text:span text:style-name="T15">ex0</text:span><text:span text:style-name="T16">2</text:span><text:span text:style-name="T17">2</text:span><text:span text:style-name="T15"> </text:span><text:span text:style-name="T66">→ </text:span>CONTE <text:span text:style-name="T67">DE 10 </text:span>ATÉ 0: Desenvolva um programa que conte de 10 até 0. Use a estrutura de repetição “<text:span text:style-name="T67">while</text:span>”.</text:p>
      <text:p text:style-name="P25"><text:span text:style-name="T15">ex0</text:span><text:span text:style-name="T16">2</text:span><text:span text:style-name="T17">3</text:span><text:span text:style-name="T15"> </text:span><text:span text:style-name="T66">→ </text:span>CONTE DE 0 ATÉ ONDE QUISER: Desenvolva um programa que conte de 0 até onde quiser. O usuário também deve escolher de quanto será o pulo. Use a estrutura de repetição “<text:span text:style-name="T67">while</text:span>”.</text:p>
      <text:p text:style-name="P25"><text:span text:style-name="T15">ex0</text:span><text:span text:style-name="T16">2</text:span><text:span text:style-name="T17">4</text:span><text:span text:style-name="T15"> </text:span><text:span text:style-name="T66">→ </text:span>SOMADOR NUMÉRICO: Desenvolva um programa em que o usuário digite cinco valores e no final o programa apresente a soma total dos valores digitados. Use a estrutura de repetição “<text:span text:style-name="T67">while</text:span>”.</text:p>
      <text:p text:style-name="P26"><text:span text:style-name="T15">ex0</text:span><text:span text:style-name="T16">2</text:span><text:span text:style-name="T18">5</text:span><text:span text:style-name="T15"> </text:span><text:span text:style-name="T66">→ SOMADOR MAIOR MENOR: Desenvolva um programa em que o usuário digite cinco valores e no final o programa apresente a soma total dos valores digitados, qual o maior valor e qual o menor valor digitado. Use a estrutura de repetição “while”.</text:span></text:p>
      <text:p text:style-name="P27"><text:span text:style-name="T15">ex0</text:span><text:span text:style-name="T16">2</text:span><text:span text:style-name="T19">6</text:span><text:span text:style-name="T15"> </text:span><text:span text:style-name="T66">→ </text:span>CONVERSÃO MOEDA N VEZES: 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69">while</text:span>”.</text:p>
      <text:p text:style-name="P27"><text:span text:style-name="T15">ex0</text:span><text:span text:style-name="T16">2</text:span><text:span text:style-name="T19">7</text:span><text:span text:style-name="T15"> </text:span><text:span text:style-name="T66">→ </text:span>CONTADOR INTELIGENTE: Desenvolva um programa em que o usuário digite o valor inicial e o valor final de uma contagem a ser mostrada pelo programa. Se o valor final for maior do que o inicial, a contagem será progressiva, caso contrário, a contagem será regressiva. Use a estrutura de repetição “<text:span text:style-name="T70">while</text:span>”.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14">ESTRUTURAS DE REPETIÇÃO - “<text:span text:style-name="T36">do”</text:span></text:p>
      <text:p text:style-name="P1"><text:span text:style-name="T1">ex029 </text:span>→ MINHA TABUADA: Desenvol<text:span text:style-name="T39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39">v</text:span>a um programa <text:span text:style-name="T32">que receba até cinco números e no final mostre quantos números negativos foram digitados. </text:span>Use o laço de repetição “do”.</text:p>
      <text:p text:style-name="P2"><text:span text:style-name="T20">ex03</text:span><text:span text:style-name="T21">1</text:span><text:span text:style-name="T20"> </text:span>→ FATORIAL: Desenvol<text:span text:style-name="T39">v</text:span>a um programa <text:span text:style-name="T33">em que o usuário digite um número e o programa mostre o fatorial desse número. </text:span>Use o laço de repetição “do”.</text:p>
      <text:p text:style-name="P3"><text:span text:style-name="T20">ex03</text:span><text:span text:style-name="T22">2</text:span><text:span text:style-name="T20"> </text:span><text:span text:style-name="T37">→ </text:span>FATORIAL REPETICAO: Desenvol<text:span text:style-name="T39">v</text:span>a um programa <text:span text:style-name="T33">em que o usuário digite um número e o programa mostre o fatorial desse número e no final pergunte se o usuário quer repetir a operação. </text:span>Use o laço de repetição “do”.</text:p>
      <text:p text:style-name="P3"><text:span text:style-name="T20">ex03</text:span><text:span text:style-name="T22">3</text:span><text:span text:style-name="T20"> </text:span><text:span text:style-name="T37">→</text:span> NUMERO PRIMO: Desenvol<text:span text:style-name="T39">v</text:span>a um programa <text:span text:style-name="T33">em que o usuário digite um número e mostre como resultado se esse número é primo ou não. Dica: um número primo é aquele que só pode ser dividido por um e por ele mesmo. </text:span>Use o laço de repetição “do”.</text:p>
      <text:p text:style-name="P4"><text:soft-page-break/><text:span text:style-name="T20">ex03</text:span><text:span text:style-name="T22">4</text:span><text:span text:style-name="T1"> </text:span>→ SUPER CONTADOR: Desenvol<text:span text:style-name="T39">v</text:span>a um programa <text:span text:style-name="T33">em que o usuário escolha em um menu se quer contar de 0 a 10 ou de 10 a 0. </text:span>Use o laço de repetição “do”.</text:p>
      <text:p text:style-name="P5"><text:span text:style-name="T20">ex03</text:span><text:span text:style-name="T23">5</text:span><text:span text:style-name="T1"> </text:span>→ ESCOLHENDO PESSOAS: Desenvol<text:span text:style-name="T39">v</text:span>a um programa <text:span text:style-name="T33">em que realize o cadastro de homens e mulheres, suas idades e a cor da pele. No final mostre total de homens com mais de 18 anos e cabelos castanhos e o t</text:span>otal de mulheres entre 25 e 30 <text:span text:style-name="T34">anos</text:span> e cabelos loiros. <text:span text:style-name="T35">Menu da cor da pele: </text:span>Preto, Castanho, Loiro <text:span text:style-name="T35">e </text:span>Ruivo. Use o laço de repetição “do”.</text:p>
      <text:p text:style-name="P13">ESTRUTURAS DE REPETIÇÃO “<text:span text:style-name="T36">for”</text:span></text:p>
      <text:p text:style-name="P5"><text:span text:style-name="T20">ex03</text:span><text:span text:style-name="T24">6</text:span><text:span text:style-name="T1"> </text:span>→ CONTAR 1 ATE 10 PARA: Desenvol<text:span text:style-name="T39">v</text:span>a um programa <text:span text:style-name="T33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39">v</text:span>a um programa <text:span text:style-name="T33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39">v</text:span>a um programa <text:span text:style-name="T33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39">v</text:span>a um programa <text:span text:style-name="T33">em que o usuário digite até 6 valores e no final o programa apresente o total de valores entre 0 e 10; e a</text:span> soma d<text:span text:style-name="T40">esses</text:span> valores <text:span text:style-name="T40">entre 0 e 10 que forem</text:span> impares. <text:span text:style-name="T33">Use a estrutura de repetiçao “for”.</text:span></text:p>
      <text:p text:style-name="P8"><text:span text:style-name="T20">ex0</text:span><text:span text:style-name="T25">40</text:span><text:span text:style-name="T1"> </text:span>→ COMBINACOES: Desenvol<text:span text:style-name="T39">v</text:span>a um programa <text:span text:style-name="T33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39">v</text:span>a um programa <text:span text:style-name="T33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40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15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15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oft-page-break/><text:span text:style-name="T1">ex0</text:span><text:span text:style-name="T9">46</text:span> → <text:span text:style-name="T37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37">FATORIAL FUNÇÃO</text:span>: Elabore um programa o qual o usuário digite um número e o programa tenha uma função que retorne o fatorial do número digitado pelo usuário.</text:p>
      <text:p text:style-name="P9"><text:span text:style-name="T20">ex0</text:span><text:span text:style-name="T26">48</text:span><text:span text:style-name="T37"> → SEQUÊNCIA DE FIBONACCI FUNÇÃO:</text:span> Crie um programa que o usuário digite <text:span text:style-name="T49">os </text:span>dois valores <text:span text:style-name="T49">iniciais da </text:span>sequência de Fibonacci e o programa tenha uma função que retorne os valores seguintes <text:span text:style-name="T49">da </text:span>sequência de Fibonacci.</text:p>
      <text:p text:style-name="P8"><text:span text:style-name="T20">ex0</text:span><text:span text:style-name="T27">49</text:span><text:span text:style-name="T20"> </text:span><text:span text:style-name="T37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19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50">arrays</text:span>).</text:p>
      <text:p text:style-name="P8"><text:span text:style-name="T1">ex0</text:span><text:span text:style-name="T12">51</text:span> → <text:span text:style-name="T48">VALORES PARES VETORES</text:span>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<text:soft-page-break/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22T21:15:14.022132114</dc:date>
    <meta:editing-duration>PT15H31M37S</meta:editing-duration>
    <meta:editing-cycles>21</meta:editing-cycles>
    <meta:generator>LibreOffice/6.1.5.2$Linux_X86_64 LibreOffice_project/10$Build-2</meta:generator>
    <meta:document-statistic meta:table-count="1" meta:image-count="0" meta:object-count="0" meta:page-count="6" meta:paragraph-count="106" meta:word-count="2956" meta:character-count="16636" meta:non-whitespace-character-count="13779"/>
  </office:meta>
</office:document-meta>
</file>